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AssemblyContext.getDefaultImpl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AssemblyContext.getMess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mblyContext.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mblyContext.getSrcOutpu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mblyContext.getControlMethodAnnotation( Class &lt; T &gt; annotationClass ,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AssemblyMessager.printNotice( SourcePosition pos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mblyContext.getContro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mblyContext.getModul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mblyContext.getMostDerivedControl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mblyContext.BaseAssemblyContext( Class controlIntfOrExt , Map &lt; String , String &gt; bindings , Set &lt; String &gt; clients , File moduleRoot , String moduleName , File srcOutputRoo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AssemblyMessager.printWarning( SourcePosition pos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semblyMessager.printError( SourcePosition pos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AssemblyContext.getModu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semblyMessager.printWarnin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mblyContext.getCl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semblyMessager.printDiagnostic( String type , SourcePosition pos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AssemblyMessager.printNotic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mblyContext.getControlAnnotation( Class &lt; T &gt; annot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ssemblyMessager.print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